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5.428cm" fo:margin-left="-0.157cm" fo:margin-right="0.757cm" table:align="margins" style:writing-mode="lr-tb"/>
    </style:style>
    <style:style style:name="Table1.A" style:family="table-column">
      <style:table-column-properties style:column-width="5.997cm" style:rel-column-width="15456*"/>
    </style:style>
    <style:style style:name="Table1.B" style:family="table-column">
      <style:table-column-properties style:column-width="19.431cm" style:rel-column-width="5007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5.434cm" fo:margin-left="-0.162cm" fo:margin-right="0.757cm" table:align="margins" style:writing-mode="lr-tb"/>
    </style:style>
    <style:style style:name="Table6.A" style:family="table-column">
      <style:table-column-properties style:column-width="6.981cm" style:rel-column-width="17988*"/>
    </style:style>
    <style:style style:name="Table6.B" style:family="table-column">
      <style:table-column-properties style:column-width="18.452cm" style:rel-column-width="4754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5.434cm" fo:margin-left="-0.162cm" fo:margin-right="0.757cm" table:align="margins" style:writing-mode="lr-tb"/>
    </style:style>
    <style:style style:name="Table2.A" style:family="table-column">
      <style:table-column-properties style:column-width="4.464cm" style:rel-column-width="11504*"/>
    </style:style>
    <style:style style:name="Table2.B" style:family="table-column">
      <style:table-column-properties style:column-width="12.621cm" style:rel-column-width="32522*"/>
    </style:style>
    <style:style style:name="Table2.C" style:family="table-column">
      <style:table-column-properties style:column-width="1.806cm" style:rel-column-width="4652*"/>
    </style:style>
    <style:style style:name="Table2.D" style:family="table-column">
      <style:table-column-properties style:column-width="6.542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5.434cm" fo:margin-left="-0.162cm" fo:margin-right="0.757cm" table:align="margins" style:writing-mode="lr-tb"/>
    </style:style>
    <style:style style:name="Table5.A" style:family="table-column">
      <style:table-column-properties style:column-width="4.464cm" style:rel-column-width="11504*"/>
    </style:style>
    <style:style style:name="Table5.B" style:family="table-column">
      <style:table-column-properties style:column-width="12.621cm" style:rel-column-width="32522*"/>
    </style:style>
    <style:style style:name="Table5.C" style:family="table-column">
      <style:table-column-properties style:column-width="1.806cm" style:rel-column-width="4652*"/>
    </style:style>
    <style:style style:name="Table5.D" style:family="table-column">
      <style:table-column-properties style:column-width="6.542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5.434cm" fo:margin-left="-0.162cm" fo:margin-right="0.757cm" table:align="margins" style:writing-mode="lr-tb"/>
    </style:style>
    <style:style style:name="Table3.A" style:family="table-column">
      <style:table-column-properties style:column-width="4.464cm" style:rel-column-width="11504*"/>
    </style:style>
    <style:style style:name="Table3.B" style:family="table-column">
      <style:table-column-properties style:column-width="20.969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5.434cm" fo:margin-left="-0.162cm" fo:margin-right="0.757cm" table:align="margins" style:writing-mode="lr-tb"/>
    </style:style>
    <style:style style:name="Table7.A" style:family="table-column">
      <style:table-column-properties style:column-width="4.464cm" style:rel-column-width="11504*"/>
    </style:style>
    <style:style style:name="Table7.B" style:family="table-column">
      <style:table-column-properties style:column-width="20.969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start" style:justify-single-word="false"/>
      <style:text-properties fo:language="en" fo:country="US" fo:font-style="italic" style:font-style-asian="italic" style:font-style-complex="italic"/>
    </style:style>
    <style:style style:name="P6" style:family="paragraph" style:parent-style-name="Standard">
      <style:paragraph-properties style:snap-to-layout-grid="false"/>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4pt" fo:language="en" fo:country="US" fo:font-weight="bold" style:font-size-asian="14pt" style:font-weight-asian="bold" style:font-size-complex="14pt"/>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1"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3"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language="en" fo:country="US" fo:font-style="italic" fo:font-weight="bold" style:font-size-asian="12pt" style:font-style-asian="italic" style:font-weight-asian="bold" style:font-size-complex="12pt"/>
    </style:style>
    <style:style style:name="P16"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17"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text-properties fo:font-size="10pt" fo:language="en" fo:country="US" fo:font-weight="bold" style:font-size-asian="10pt" style:font-weight-asian="bold" style:font-size-complex="10pt" style:font-weight-complex="bold"/>
    </style:style>
    <style:style style:name="P19" style:family="paragraph" style:parent-style-name="Standard">
      <style:text-properties fo:font-size="10pt" fo:language="en" fo:country="US" fo:background-color="#eeeeee" style:font-size-asian="10pt" style:font-size-complex="10pt"/>
    </style:style>
    <style:style style:name="P20"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21" style:family="paragraph" style:parent-style-name="Standard">
      <style:paragraph-properties style:text-autospace="none"/>
    </style:style>
    <style:style style:name="P22"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23" style:family="paragraph" style:parent-style-name="Standard" style:master-page-name="Standard">
      <style:paragraph-properties fo:text-align="center" style:justify-single-word="false" style:page-number="auto"/>
      <style:text-properties fo:language="en" fo:country="US"/>
    </style:style>
    <style:style style:name="P24"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5" style:family="paragraph" style:parent-style-name="Standard" style:list-style-name="L1"/>
    <style:style style:name="P26" style:family="paragraph" style:parent-style-name="Standard" style:list-style-name="L1">
      <style:text-properties fo:language="en" fo:country="US"/>
    </style:style>
    <style:style style:name="P27" style:family="paragraph" style:parent-style-name="Standard" style:list-style-name="L1">
      <style:text-properties fo:language="en" fo:country="US" fo:font-weight="normal" style:font-weight-asian="normal" style:font-weight-complex="normal"/>
    </style:style>
    <style:style style:name="P28" style:family="paragraph" style:parent-style-name="Standard" style:list-style-name="L1">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color="#ff0000"/>
    </style:style>
    <style:style style:name="T2" style:family="text">
      <style:text-properties fo:color="#ff0000" style:font-name="Consolas" fo:font-size="9.5pt" style:font-name-asian="Consolas" style:font-size-asian="9.5pt" style:font-name-complex="Consolas" style:font-size-complex="9.5pt"/>
    </style:style>
    <style:style style:name="T3" style:family="text">
      <style:text-properties fo:color="#ff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9" style:family="text">
      <style:text-properties fo:font-size="20pt" fo:language="ru" fo:country="RU" fo:font-weight="bold" style:font-size-asian="20pt" style:font-weight-asian="bold" style:font-size-complex="20pt"/>
    </style:style>
    <style:style style:name="T10" style:family="text">
      <style:text-properties fo:font-size="20pt" fo:font-weight="bold" style:font-size-asian="20pt" style:font-weight-asian="bold" style:font-size-complex="20pt"/>
    </style:style>
    <style:style style:name="T11" style:family="text">
      <style:text-properties fo:color="#0000ff" style:font-name="Consolas" fo:font-size="9.5pt" style:font-name-asian="Consolas" style:font-size-asian="9.5pt" style:font-name-complex="Consolas" style:font-size-complex="9.5pt"/>
    </style:style>
    <style:style style:name="T12" style:family="text">
      <style:text-properties fo:color="#0000ff" style:font-name="Consolas" fo:font-size="9.5pt" fo:language="en" fo:country="GB" style:font-name-asian="Consolas" style:font-size-asian="9.5pt" style:font-name-complex="Consolas" style:font-size-complex="9.5pt"/>
    </style:style>
    <style:style style:name="T13" style:family="text">
      <style:text-properties fo:color="#0000f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4" style:family="text">
      <style:text-properties fo:color="#a31515" style:font-name="Consolas" fo:font-size="9.5pt" style:font-name-asian="Consolas" style:font-size-asian="9.5pt" style:font-name-complex="Consolas" style:font-size-complex="9.5pt"/>
    </style:style>
    <style:style style:name="T15" style:family="text">
      <style:text-properties fo:color="#a31515"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6" style:family="text">
      <style:text-properties fo:language="en" fo:country="US"/>
    </style:style>
    <style:style style:name="T17" style:family="text">
      <style:text-properties fo:font-weight="normal" style:font-weight-asian="normal" style:font-weight-complex="normal"/>
    </style:style>
    <style:style style:name="T18" style:family="text">
      <style:text-properties fo:color="#ff3333" fo:font-weight="bold" style:font-weight-asian="bold" style:font-weight-complex="bold"/>
    </style:style>
    <style:style style:name="T19" style:family="text">
      <style:text-properties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0">FHR Host (customization of </text:span><text:span text:style-name="T9">.</text:span><text:span text:style-name="T10">NET Cliver Host)</text:span></text:p>
      <text:p text:style-name="P9">Accessing the server</text:p>
      <text:p text:style-name="P2">(the following info is subject to change)</text:p>
      <text:p text:style-name="P2">IP: </text:p>
      <text:p text:style-name="P2"/>
      <text:p text:style-name="P4">by Remote Desktop:</text:p>
      <text:p text:style-name="P2">Login: </text:p>
      <text:p text:style-name="P8">Password: </text:p>
      <text:p text:style-name="P22"/>
      <text:p text:style-name="P22"/>
      <text:p text:style-name="P9">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4">FHR Host </text:p>
          </table:table-cell>
          <table:table-cell table:style-name="Table1.B1" office:value-type="string">
            <text:p text:style-name="P6">A customization of <text:span text:style-name="T4">Cliver Host.</text:span></text:p>
          </table:table-cell>
        </table:table-row>
        <table:table-row table:style-name="Table1.1">
          <table:table-cell table:style-name="Table1.A3" office:value-type="string">
            <text:p text:style-name="P24">Cliver Host</text:p>
          </table:table-cell>
          <table:table-cell table:style-name="Table1.B3" office:value-type="string">
            <text:p text:style-name="P6"><text:span text:style-name="T4">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6">Crawler Host</text:p>
          </table:table-cell>
          <table:table-cell table:style-name="Table1.B3" office:value-type="string">
            <text:p text:style-name="P6">Logical entity: anything about running crawlers and keeping collected data. It includes: end crawlers, manager, services, database.</text:p>
          </table:table-cell>
        </table:table-row>
        <table:table-row table:style-name="Table1.1">
          <table:table-cell table:style-name="Table1.A3" office:value-type="string">
            <text:p text:style-name="P6">Data Office</text:p>
          </table:table-cell>
          <table:table-cell table:style-name="Table1.B3" office:value-type="string">
            <text:p text:style-name="P6">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6">Crawler</text:p>
          </table:table-cell>
          <table:table-cell table:style-name="Table1.B1" office:value-type="string">
            <text:p text:style-name="P6">A crawler application based on CliverBot and designed for certain target site.</text:p>
          </table:table-cell>
        </table:table-row>
        <table:table-row table:style-name="Table1.1">
          <table:table-cell table:style-name="Table1.A1" office:value-type="string">
            <text:p text:style-name="P6">Service</text:p>
          </table:table-cell>
          <table:table-cell table:style-name="Table1.B1" office:value-type="string">
            <text:p text:style-name="P6">An application designed for certain task and running by schedule.</text:p>
          </table:table-cell>
        </table:table-row>
        <table:table-row table:style-name="Table1.1">
          <table:table-cell table:style-name="Table1.A3" office:value-type="string">
            <text:p text:style-name="P6">Development (or, stage) system</text:p>
          </table:table-cell>
          <table:table-cell table:style-name="Table1.B3" office:value-type="string">
            <text:p text:style-name="P6">A stage <text:span text:style-name="T4">Cliver Host</text:span> version that is used for development and testing updates.</text:p>
          </table:table-cell>
        </table:table-row>
        <table:table-row table:style-name="Table1.1">
          <table:table-cell table:style-name="Table1.A3" office:value-type="string">
            <text:p text:style-name="P6">Production system</text:p>
          </table:table-cell>
          <table:table-cell table:style-name="Table1.B3" office:value-type="string">
            <text:p text:style-name="P6">Production Cliver Host version.</text:p>
          </table:table-cell>
        </table:table-row>
      </table:table>
      <text:p text:style-name="P13"/>
      <text:p text:style-name="P13"/>
      <text:p text:style-name="P11">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4">FhrCliverHost/</text:p>
          </table:table-cell>
          <table:table-cell table:style-name="Table6.B1" office:value-type="string">
            <text:p text:style-name="P6">All the files of entire system including source code, executables and databases.</text:p>
          </table:table-cell>
        </table:table-row>
        <table:table-row table:style-name="Table6.1">
          <table:table-cell table:style-name="Table6.A3" office:value-type="string">
            <text:p text:style-name="P14">FhrCliverHost/[root]</text:p>
          </table:table-cell>
          <table:table-cell table:style-name="Table6.B3" office:value-type="string">
            <text:p text:style-name="P6">All the source code, executables of web gui and maybe accompanying applications.</text:p>
          </table:table-cell>
        </table:table-row>
        <table:table-row table:style-name="Table6.1">
          <table:table-cell table:style-name="Table6.A1" office:value-type="string">
            <text:p text:style-name="P14">FhrCliverHost/_engine</text:p>
          </table:table-cell>
          <table:table-cell table:style-name="Table6.B1" office:value-type="string">
            <text:p text:style-name="P14">Executables of Crawler Host and maybe accompanying applications.</text:p>
          </table:table-cell>
        </table:table-row>
        <table:table-row table:style-name="Table6.1">
          <table:table-cell table:style-name="Table6.A1" office:value-type="string">
            <text:p text:style-name="P14">FhrCliverHost/_data</text:p>
          </table:table-cell>
          <table:table-cell table:style-name="Table6.B1" office:value-type="string">
            <text:p text:style-name="P6">Database files.</text:p>
          </table:table-cell>
        </table:table-row>
      </table:table>
      <text:p text:style-name="P7"/>
      <text:p text:style-name="P7"/>
      <text:p text:style-name="P10">Projects</text:p>
      <text:p text:style-name="P16">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6">CliverBot</text:p>
          </table:table-cell>
          <table:table-cell table:style-name="Table2.A2" office:value-type="string">
            <text:p text:style-name="P6">Engine and framework for building end crawlers</text:p>
          </table:table-cell>
          <table:table-cell table:style-name="Table2.A2" office:value-type="string">
            <text:p text:style-name="P6">dll</text:p>
          </table:table-cell>
          <table:table-cell table:style-name="Table2.D2" office:value-type="string">
            <text:p text:style-name="P14">Crawler Host</text:p>
          </table:table-cell>
        </table:table-row>
        <table:table-row table:style-name="Table2.1">
          <table:table-cell table:style-name="Table2.A2" office:value-type="string">
            <text:p text:style-name="P6">CliverBotGui</text:p>
          </table:table-cell>
          <table:table-cell table:style-name="Table2.A2" office:value-type="string">
            <text:p text:style-name="P6">Provides desktop GUI for CliverBot crawlers. Optional.</text:p>
          </table:table-cell>
          <table:table-cell table:style-name="Table2.A2" office:value-type="string">
            <text:p text:style-name="P6">dll</text:p>
          </table:table-cell>
          <table:table-cell table:style-name="Table2.D2" office:value-type="string">
            <text:p text:style-name="P14">Crawler Host</text:p>
          </table:table-cell>
        </table:table-row>
        <table:table-row table:style-name="Table2.1">
          <table:table-cell table:style-name="Table2.A2" office:value-type="string">
            <text:p text:style-name="P6">CrawlerHostCleaner</text:p>
          </table:table-cell>
          <table:table-cell table:style-name="Table2.A2" office:value-type="string">
            <text:p text:style-name="P6">Service that cleans up obsolete data anywhere in the whole Cliver Data Office.</text:p>
          </table:table-cell>
          <table:table-cell table:style-name="Table2.A2" office:value-type="string">
            <text:p text:style-name="P6">exe</text:p>
          </table:table-cell>
          <table:table-cell table:style-name="Table2.D2" office:value-type="string">
            <text:p text:style-name="P14">Crawler Host</text:p>
          </table:table-cell>
        </table:table-row>
        <table:table-row table:style-name="Table2.1">
          <table:table-cell table:style-name="Table2.A2" office:value-type="string">
            <text:p text:style-name="P6">CrawlerHostManager</text:p>
          </table:table-cell>
          <table:table-cell table:style-name="Table2.A2" office:value-type="string">
            <text:p text:style-name="P6">Framework for building Host Manger – a permanent process that runs crawlers and services along schedule. It is launched by Windows Scheduler or manually.</text:p>
          </table:table-cell>
          <table:table-cell table:style-name="Table2.A2" office:value-type="string">
            <text:p text:style-name="P6">dll</text:p>
          </table:table-cell>
          <table:table-cell table:style-name="Table2.D2" office:value-type="string">
            <text:p text:style-name="P14">Crawler Host</text:p>
          </table:table-cell>
        </table:table-row>
        <table:table-row table:style-name="Table2.1">
          <table:table-cell table:style-name="Table2.A2" office:value-type="string">
            <text:p text:style-name="P6">CrawlerHostWatchDog</text:p>
          </table:table-cell>
          <table:table-cell table:style-name="Table2.A2" office:value-type="string">
            <text:p text:style-name="P6">Service that traces logs and any additional info to monitor health of the whole Cliver Data Office and throws a quick report upon request.</text:p>
          </table:table-cell>
          <table:table-cell table:style-name="Table2.A2" office:value-type="string">
            <text:p text:style-name="P6">exe</text:p>
          </table:table-cell>
          <table:table-cell table:style-name="Table2.D2" office:value-type="string">
            <text:p text:style-name="P14">Crawler Host &amp; Data Office</text:p>
          </table:table-cell>
        </table:table-row>
        <table:table-row table:style-name="Table2.1">
          <table:table-cell table:style-name="Table2.A2" office:value-type="string">
            <text:p text:style-name="P6">ProductOffice</text:p>
          </table:table-cell>
          <table:table-cell table:style-name="Table2.A2" office:value-type="string">
            <text:p text:style-name="P6">Web GUI that provides complete managing possibilities on the whole Cliver Host. It includes tools for Crawler Host and Product Office. It includes base and descendant code.</text:p>
          </table:table-cell>
          <table:table-cell table:style-name="Table2.A2" office:value-type="string">
            <text:p text:style-name="P6">dll</text:p>
          </table:table-cell>
          <table:table-cell table:style-name="Table2.D2" office:value-type="string">
            <text:p text:style-name="P14">Data Office</text:p>
          </table:table-cell>
        </table:table-row>
        <table:table-row table:style-name="Table2.1">
          <table:table-cell table:style-name="Table2.A2" office:value-type="string">
            <text:p text:style-name="P6">CrawlerHostApi</text:p>
          </table:table-cell>
          <table:table-cell table:style-name="Table2.A2" office:value-type="string">
            <text:p text:style-name="P6">Dll that provides access to database and data routings.</text:p>
          </table:table-cell>
          <table:table-cell table:style-name="Table2.A2" office:value-type="string">
            <text:p text:style-name="P6">dll</text:p>
          </table:table-cell>
          <table:table-cell table:style-name="Table2.D2" office:value-type="string">
            <text:p text:style-name="P14">Crawler Host</text:p>
          </table:table-cell>
        </table:table-row>
      </table:table>
      <text:p text:style-name="P15"/>
      <text:p text:style-name="P17">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6">FhrManager</text:p>
          </table:table-cell>
          <table:table-cell table:style-name="Table5.A2" office:value-type="string">
            <text:p text:style-name="P6">A permanent process that runs crawlers and services along schedule. It is launched by Windows Scheduler or manually.</text:p>
          </table:table-cell>
          <table:table-cell table:style-name="Table5.A2" office:value-type="string">
            <text:p text:style-name="P6">exe</text:p>
          </table:table-cell>
          <table:table-cell table:style-name="Table5.D2" office:value-type="string">
            <text:p text:style-name="P14">Crawler Host</text:p>
          </table:table-cell>
        </table:table-row>
        <table:table-row table:style-name="Table5.1">
          <table:table-cell table:style-name="Table5.A2" office:value-type="string">
            <text:p text:style-name="P6">FhrDbCleaner</text:p>
          </table:table-cell>
          <table:table-cell table:style-name="Table5.A2" office:value-type="string">
            <text:p text:style-name="P6">Service that cleans up obsolete data from Product Office.</text:p>
          </table:table-cell>
          <table:table-cell table:style-name="Table5.A2" office:value-type="string">
            <text:p text:style-name="P6">exe</text:p>
          </table:table-cell>
          <table:table-cell table:style-name="Table5.D2" office:value-type="string">
            <text:p text:style-name="P14">Data Office</text:p>
          </table:table-cell>
        </table:table-row>
        <table:table-row table:style-name="Table5.1">
          <table:table-cell table:style-name="Table5.A2" office:value-type="string">
            <text:p text:style-name="P6">FhrDbReplicator</text:p>
          </table:table-cell>
          <table:table-cell table:style-name="Table5.A2" office:value-type="string">
            <text:p text:style-name="P6">Service that synchronizes products in ProductOffice database with products in CliverCrawlerHost database</text:p>
          </table:table-cell>
          <table:table-cell table:style-name="Table5.A2" office:value-type="string">
            <text:p text:style-name="P6">exe</text:p>
          </table:table-cell>
          <table:table-cell table:style-name="Table5.D2" office:value-type="string">
            <text:p text:style-name="P14">Crawler Host &amp; Data Office</text:p>
          </table:table-cell>
        </table:table-row>
        <table:table-row table:style-name="Table5.1">
          <table:table-cell table:style-name="Table5.A2" office:value-type="string">
            <text:p text:style-name="P6">FhrEventMonitor</text:p>
          </table:table-cell>
          <table:table-cell table:style-name="Table5.A2" office:value-type="string">
            <text:p text:style-name="P6">Service that checks data for certain conditions and alerts users if set conditions are met (event) </text:p>
          </table:table-cell>
          <table:table-cell table:style-name="Table5.A2" office:value-type="string">
            <text:p text:style-name="P6">exe</text:p>
          </table:table-cell>
          <table:table-cell table:style-name="Table5.D2" office:value-type="string">
            <text:p text:style-name="P14">Data Office</text:p>
          </table:table-cell>
        </table:table-row>
        <table:table-row table:style-name="Table5.1">
          <table:table-cell table:style-name="Table5.A2" office:value-type="string">
            <text:p text:style-name="P6">ProductIdentifier</text:p>
          </table:table-cell>
          <table:table-cell table:style-name="Table5.A2" office:value-type="string">
            <text:p text:style-name="P6">Application that finds matching products in different company collections. Can be referenced by ProductOffice to be used with its GUI.</text:p>
          </table:table-cell>
          <table:table-cell table:style-name="Table5.A2" office:value-type="string">
            <text:p text:style-name="P6">exe</text:p>
          </table:table-cell>
          <table:table-cell table:style-name="Table5.D2" office:value-type="string">
            <text:p text:style-name="P14">Data Office</text:p>
          </table:table-cell>
        </table:table-row>
        <table:table-row table:style-name="Table5.1">
          <table:table-cell table:style-name="Table5.A2" office:value-type="string">
            <text:p text:style-name="P6">ProductOffice</text:p>
          </table:table-cell>
          <table:table-cell table:style-name="Table5.A2" office:value-type="string">
            <text:p text:style-name="P6">Web GUI that provides complete managing possibilities on the whole Cliver Host. It includes tools for Crawler Host and Product Office. It includes base and descendant code.</text:p>
          </table:table-cell>
          <table:table-cell table:style-name="Table5.A2" office:value-type="string">
            <text:p text:style-name="P6">dll</text:p>
          </table:table-cell>
          <table:table-cell table:style-name="Table5.D2" office:value-type="string">
            <text:p text:style-name="P14">Data Office</text:p>
          </table:table-cell>
        </table:table-row>
        <table:table-row table:style-name="Table5.1">
          <table:table-cell table:style-name="Table5.A2" office:value-type="string">
            <text:p text:style-name="P6">FhrApi</text:p>
          </table:table-cell>
          <table:table-cell table:style-name="Table5.A2" office:value-type="string">
            <text:p text:style-name="P6">Dll that provides access to database and data routings.</text:p>
          </table:table-cell>
          <table:table-cell table:style-name="Table5.A2" office:value-type="string">
            <text:p text:style-name="P6">dll</text:p>
          </table:table-cell>
          <table:table-cell table:style-name="Table5.D2" office:value-type="string">
            <text:p text:style-name="P14">Crawler Host &amp; Data Office</text:p>
          </table:table-cell>
        </table:table-row>
      </table:table>
      <text:p text:style-name="P7"/>
      <text:p text:style-name="P7"/>
      <text:p text:style-name="P9">Databases</text:p>
      <text:p text:style-name="P17">CliverCrawlerHost.mdf </text:p>
      <text:p text:style-name="P13">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6">Crawlers</text:p>
          </table:table-cell>
          <table:table-cell table:style-name="Table3.B2" office:value-type="string">
            <text:p text:style-name="P6">Crawlers and their settings</text:p>
          </table:table-cell>
        </table:table-row>
        <table:table-row table:style-name="Table3.1">
          <table:table-cell table:style-name="Table3.A2" office:value-type="string">
            <text:p text:style-name="P6">Messages</text:p>
          </table:table-cell>
          <table:table-cell table:style-name="Table3.B2" office:value-type="string">
            <text:p text:style-name="P6">Log messages thrown by crawlers and services</text:p>
          </table:table-cell>
        </table:table-row>
        <table:table-row table:style-name="Table3.1">
          <table:table-cell table:style-name="Table3.A2" office:value-type="string">
            <text:p text:style-name="P6">Products_*</text:p>
          </table:table-cell>
          <table:table-cell table:style-name="Table3.B2" office:value-type="string">
            <text:p text:style-name="P6">Each table belongs to certain crawler</text:p>
          </table:table-cell>
        </table:table-row>
        <table:table-row table:style-name="Table3.1">
          <table:table-cell table:style-name="Table3.A2" office:value-type="string">
            <text:p text:style-name="P6">Services</text:p>
          </table:table-cell>
          <table:table-cell table:style-name="Table3.B2" office:value-type="string">
            <text:p text:style-name="P6">Services and their settings</text:p>
          </table:table-cell>
        </table:table-row>
        <table:table-row table:style-name="Table3.1">
          <table:table-cell table:style-name="Table3.A2" office:value-type="string">
            <text:p text:style-name="P6">Settings</text:p>
          </table:table-cell>
          <table:table-cell table:style-name="Table3.B2" office:value-type="string">
            <text:p text:style-name="P6"/>
          </table:table-cell>
        </table:table-row>
      </table:table>
      <text:p text:style-name="P12"/>
      <text:p text:style-name="P17">ProductOffice.mdf </text:p>
      <text:p text:style-name="P13">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
      <text:p text:style-name="P2"/>
      <text:p text:style-name="P2"/>
      <text:p text:style-name="P1">Notes</text:p>
      <text:p text:style-name="P18">Multiple Cliver Host's on one server</text:p>
      <text:p text:style-name="P2">One Windows server can run multiple Cliver Host's. That's why processes need to know which Cliver Host they belong to and what is their database. Any process being launched identifies its Cliver Host by its binary path that must contain a folder having '#' in name. This folder name is considered the root folder of a given Cliver Host and is its name. Usually a Cliver Host is contained by one folder and in this case database connection strings are stored in Host.config file located in the root folder.</text:p>
      <text:p text:style-name="P19">When Cliver Host is contained in separate paths (e.g. when the web site is kept separately from the rest binaries), then database connection strings are stored in Windows registry under the registry key which is name of a given Cliver Host. Thus, it is possible to keep Cliver Host projects separated in different paths provided that each separated part has the Cliver Host name in its path.</text:p>
      <text:p text:style-name="P2"/>
      <text:p text:style-name="P2"/>
      <text:p text:style-name="P9">Stage Cliver Host</text:p>
      <text:p text:style-name="P2">Usually on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9">Deploying Fhr Host</text:p>
      <text:p text:style-name="P5">Debug system:</text:p>
      <text:list xml:id="list4743285367723531374" text:style-name="L1">
        <text:list-item>
          <text:p text:style-name="P26">download FhrCliverHost from /https://github.com/cliversoft/FhrCliverHost/ to FhrCliverHost#development folder;</text:p>
        </text:list-item>
        <text:list-item>
          <text:p text:style-name="P26">create or copy databases: <text:span text:style-name="T6">CliverCrawlerHost and ProductOffice in FhrCliverHost#development/_data folder;</text:span></text:p>
        </text:list-item>
        <text:list-item>
          <text:p text:style-name="P27">open SQL Management Studio and connect to the local SQLEXPRESS server;</text:p>
        </text:list-item>
        <text:list-item>
          <text:p text:style-name="P28">attach the database files to SQLEXPRESS server with names: CliverCrawlerHost#development <text:s/>and ProductOffice#development;</text:p>
        </text:list-item>
        <text:list-item>
          <text:p text:style-name="P27">go Security-&gt;Logins and add a login 'ProductOffice', make it sysadmin and map it to the databases;</text:p>
        </text:list-item>
        <text:list-item>
          <text:p text:style-name="P28">check if login 'ProductOffice' works for the databases (make sure SQL Server Authentication is switched on in the sql engine settings!);</text:p>
        </text:list-item>
        <text:list-item>
          <text:p text:style-name="P25"><text:span text:style-name="T6">create </text:span><text:span text:style-name="T5">Host.config</text:span><text:span text:style-name="T6"> </text:span><text:span text:style-name="T5">in FhrCliverHost#development</text:span><text:span text:style-name="T6"> as it is absent in the repository </text:span><text:span text:style-name="T5">to have</text:span><text:span text:style-name="T6"> pr</text:span><text:span text:style-name="T5">ivate info not published (there should be Host.config_ as a sample though), and set right connection strings there (see the example below);</text:span></text:p>
        </text:list-item>
        <text:list-item>
          <text:p text:style-name="P26">compile <text:s/>FhrCliverHost solution;</text:p>
        </text:list-item>
        <text:list-item>
          <text:p text:style-name="P26">open ProductOffice web site in browser and set further settings;</text:p>
        </text:list-item>
        <text:list-item>
          <text:p text:style-name="P26">launch manually every service and crawler exe as each one may require initial settings like log folder etc;</text:p>
        </text:list-item>
        <text:list-item>
          <text:p text:style-name="P26">if everything works properly, a production system can be created now; </text:p>
        </text:list-item>
      </text:list>
      <text:p text:style-name="P4">Production system:</text:p>
      <text:list xml:id="list30451067" text:continue-numbering="true" text:style-name="L1">
        <text:list-item>
          <text:p text:style-name="P26">copy FhrCliverHost#development folder to FhrCliverHost#production folder;</text:p>
        </text:list-item>
        <text:list-item>
          <text:p text:style-name="P26"><text:span text:style-name="T17">open SQL Management Studio and </text:span><text:span text:style-name="T6">attach the database files to SQLEXPRESS server as CliverCrawlerHost#production <text:s/>and ProductOffice#production;</text:span></text:p>
        </text:list-item>
        <text:list-item>
          <text:p text:style-name="P26">change respectively <text:span text:style-name="T6">Host.config since the production system must use its own databases</text:span>;</text:p>
        </text:list-item>
        <text:list-item>
          <text:p text:style-name="P26">launch manually every service and crawler exe as each one may require initial settings like log folder etc;</text:p>
        </text:list-item>
        <text:list-item>
          <text:p text:style-name="P26">open IIS and create web site in FhrCliverHost<text:span text:style-name="T6">#production</text:span>/ProductOffice;</text:p>
        </text:list-item>
        <text:list-item>
          <text:p text:style-name="P26">now the system is ready for automatic work: set Windows scheduler to ever run FhrManager process;</text:p>
        </text:list-item>
      </text:list>
      <text:p text:style-name="P2"><text:span text:style-name="T1">NB:</text:span>Anytime when updating the production system from the development one, be sure <text:span text:style-name="T6">Host.config is not changed</text:span>.</text:p>
      <text:p text:style-name="P2"/>
      <text:p text:style-name="P17">Host.config template:</text:p>
      <text:p text:style-name="P2"><text:span text:style-name="T13">&lt;?</text:span><text:span text:style-name="T15">xml</text:span><text:span text:style-name="T13"> </text:span><text:span text:style-name="T3">version</text:span><text:span text:style-name="T13">=</text:span><text:span text:style-name="T8">"</text:span><text:span text:style-name="T13">1.0</text:span><text:span text:style-name="T8">"</text:span><text:span text:style-name="T13"> </text:span><text:span text:style-name="T3">encoding</text:span><text:span text:style-name="T13">=</text:span><text:span text:style-name="T8">"</text:span><text:span text:style-name="T13">utf-8</text:span><text:span text:style-name="T8">"</text:span><text:span text:style-name="T13">?&gt;</text:span></text:p>
      <text:p text:style-name="P21"><text:span text:style-name="T11">&lt;</text:span><text:span text:style-name="T14">configuration</text:span><text:span text:style-name="T11">&gt;</text:span></text:p>
      <text:p text:style-name="P21"><text:span text:style-name="T11"><text:s text:c="2"/>&lt;</text:span><text:span text:style-name="T14">connectionStrings</text:span><text:span text:style-name="T11">&gt;<text:tab/></text:span></text:p>
      <text:p text:style-name="P21"><text:span text:style-name="T11"><text:s text:c="4"/>&lt;</text:span><text:span text:style-name="T14">add</text:span><text:span text:style-name="T11"> </text:span><text:span text:style-name="T2">name</text:span><text:span text:style-name="T11">=</text:span><text:span text:style-name="T7">"</text:span><text:span text:style-name="T11">CliverCrawlerHostConnectionString</text:span><text:span text:style-name="T7">"</text:span><text:span text:style-name="T11"> </text:span><text:span text:style-name="T2">connectionString</text:span><text:span text:style-name="T11">=</text:span><text:span text:style-name="T7">"</text:span><text:span text:style-name="T11">Data Source=LINUS-PC\SQLEXPRESS;Initial Catalog=CLIVERCRAWLERHOST#DEVELOPMENT;Persist Security Info=True;User ID=ProductOffice;Password=***</text:span><text:span text:style-name="T7">"</text:span><text:span text:style-name="T11"> </text:span><text:span text:style-name="T2">providerName</text:span><text:span text:style-name="T11">=</text:span><text:span text:style-name="T7">"</text:span><text:span text:style-name="T11">System.Data.SqlClient</text:span><text:span text:style-name="T7">"</text:span><text:span text:style-name="T11"> /&gt;</text:span></text:p>
      <text:p text:style-name="P21"><text:span text:style-name="T11"><text:s text:c="4"/>&lt;</text:span><text:span text:style-name="T14">add</text:span><text:span text:style-name="T11"> </text:span><text:span text:style-name="T2">name</text:span><text:span text:style-name="T11">=</text:span><text:span text:style-name="T7">"</text:span><text:span text:style-name="T11">ProductOfficeEntities</text:span><text:span text:style-name="T7">"</text:span><text:span text:style-name="T11"> </text:span><text:span text:style-name="T2">connectionString</text:span><text:span text:style-name="T11">=</text:span><text:span text:style-name="T7">"</text:span><text:span text:style-name="T11">metadata=res://FhrApi/ProductOffice.Models.ProductOfficeEntities.csdl|res://FhrApi/ProductOffice.Models.ProductOfficeEntities.ssdl|res://FhrApi/ProductOffice.Models.ProductOfficeEntities.msl;provider=System.Data.SqlClient;<text:tab/></text:span></text:p>
      <text:p text:style-name="P21"><text:span text:style-name="T11"><text:tab/>provider connection string='data source=LINUS-PC\SQLEXPRESS;Initial Catalog=</text:span><text:span text:style-name="T2">&amp;quot;</text:span><text:span text:style-name="T11">PRODUCTOFFICE#DEVELOPMENT</text:span><text:span text:style-name="T2">&amp;quot;</text:span><text:span text:style-name="T11">;Persist Security Info=True;User ID=ProductOffice;Password=***;multipleactiveresultsets=True;connect timeout=60;application name=EntityFramework'</text:span><text:span text:style-name="T7">"</text:span><text:span text:style-name="T11"> </text:span></text:p>
      <text:p text:style-name="P21"><text:span text:style-name="T11"><text:tab/></text:span><text:span text:style-name="T2">providerName</text:span><text:span text:style-name="T11">=</text:span><text:span text:style-name="T7">"</text:span><text:span text:style-name="T11">System.Data.EntityClient</text:span><text:span text:style-name="T7">"</text:span><text:span text:style-name="T11"> /&gt;<text:tab/></text:span></text:p>
      <text:p text:style-name="P21"><text:span text:style-name="T11"><text:s text:c="2"/>&lt;/</text:span><text:span text:style-name="T14">connectionStrings</text:span><text:span text:style-name="T11">&gt;</text:span></text:p>
      <text:p text:style-name="P21"><text:span text:style-name="T11">&lt;/</text:span><text:span text:style-name="T14">configuration</text:span><text:span text:style-name="T11">&gt;</text:span></text:p>
      <text:p text:style-name="Standard"><text:span text:style-name="T18">NB</text:span>: it is recommended to use <text:span text:style-name="T12">Initial Catalog</text:span> instead of <text:s/><text:span text:style-name="T11">AttachDbFilename </text:span><text:span text:style-name="T16">as for some reason it may be a problem to connect to database fil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2-18T10:28:08.44</dc:date>
    <meta:editing-cycles>52</meta:editing-cycles>
    <meta:editing-duration>P2DT1H35M52S</meta:editing-duration>
    <meta:generator>OpenOffice/4.1.1$Win32 OpenOffice.org_project/411m6$Build-9775</meta:generator>
    <meta:document-statistic meta:table-count="6" meta:image-count="0" meta:object-count="0" meta:page-count="1" meta:paragraph-count="160" meta:word-count="1094" meta:character-count="8044"/>
  </office:meta>
</office:document-meta>
</file>